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Question1" style:family="table">
      <style:table-properties style:width="7.0208in" fo:margin-left="0.1708in" table:align="left"/>
    </style:style>
    <style:style style:name="Question1.A" style:family="table-column">
      <style:table-column-properties style:column-width="0.3542in"/>
    </style:style>
    <style:style style:name="Question1.B" style:family="table-column">
      <style:table-column-properties style:column-width="1.2188in"/>
    </style:style>
    <style:style style:name="Question1.C" style:family="table-column">
      <style:table-column-properties style:column-width="1.5729in"/>
    </style:style>
    <style:style style:name="Question1.D" style:family="table-column">
      <style:table-column-properties style:column-width="1.6042in"/>
    </style:style>
    <style:style style:name="Question1.E" style:family="table-column">
      <style:table-column-properties style:column-width="2.2708in"/>
    </style:style>
    <style:style style:name="Question1.A1" style:family="table-cell">
      <style:table-cell-properties fo:padding="0.0382in" fo:border-left="0.05pt solid #000000" fo:border-right="none" fo:border-top="0.05pt solid #000000" fo:border-bottom="0.05pt solid #000000"/>
    </style:style>
    <style:style style:name="Question1.E1" style:family="table-cell">
      <style:table-cell-properties fo:padding="0.0382in" fo:border="0.05pt solid #000000"/>
    </style:style>
    <style:style style:name="Question1.A2" style:family="table-cell">
      <style:table-cell-properties fo:padding="0.0382in" fo:border-left="0.05pt solid #000000" fo:border-right="none" fo:border-top="none" fo:border-bottom="0.05pt solid #000000"/>
    </style:style>
    <style:style style:name="Question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0208in" fo:margin-left="0.1708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6042in"/>
    </style:style>
    <style:style style:name="Table1.E" style:family="table-column">
      <style:table-column-properties style:column-width="2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ad660"/>
    </style:style>
    <style:style style:name="P2" style:family="paragraph" style:parent-style-name="Standard">
      <style:text-properties officeooo:paragraph-rsid="000ad660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848a2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0ad660"/>
    </style:style>
    <style:style style:name="P7" style:family="paragraph" style:parent-style-name="Table_20_Contents">
      <style:paragraph-properties fo:text-align="center" style:justify-single-word="false"/>
      <style:text-properties officeooo:paragraph-rsid="000a3654"/>
    </style:style>
    <style:style style:name="P8" style:family="paragraph" style:parent-style-name="Table_20_Contents">
      <style:paragraph-properties fo:text-align="center" style:justify-single-word="false"/>
      <style:text-properties officeooo:paragraph-rsid="000ad660"/>
    </style:style>
    <style:style style:name="T1" style:family="text">
      <style:text-properties officeooo:rsid="000848a2"/>
    </style:style>
    <style:style style:name="T2" style:family="text">
      <style:text-properties officeooo:rsid="000a3654"/>
    </style:style>
    <style:style style:name="T3" style:family="text">
      <style:text-properties officeooo:rsid="000ad660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1)</text:span></text:p>
      <table:table table:name="Question1" table:style-name="Question1">
        <table:table-column table:style-name="Question1.A"/>
        <table:table-column table:style-name="Question1.B"/>
        <table:table-column table:style-name="Question1.C"/>
        <table:table-column table:style-name="Question1.D"/>
        <table:table-column table:style-name="Question1.E"/>
        <table:table-row>
          <table:table-cell table:style-name="Question1.A1" office:value-type="string">
            <text:p text:style-name="P7"><text:span text:style-name="T2">T</text:span></text:p>
          </table:table-cell>
          <table:table-cell table:style-name="Question1.A1" office:value-type="string">
            <text:p text:style-name="P7"><text:span text:style-name="T2">Sender state</text:span></text:p>
          </table:table-cell>
          <table:table-cell table:style-name="Question1.A1" office:value-type="string">
            <text:p text:style-name="P7"><text:span text:style-name="T2">Receiver state</text:span></text:p>
          </table:table-cell>
          <table:table-cell table:style-name="Question1.A1" office:value-type="string">
            <text:p text:style-name="P7"><text:span text:style-name="T2">Packet type sent</text:span></text:p>
          </table:table-cell>
          <table:table-cell table:style-name="Question1.E1" office:value-type="string">
            <text:p text:style-name="P7"><text:span text:style-name="T2">Seq # or ACK # sent</text:span></text:p>
          </table:table-cell>
        </table:table-row>
        <table:table-row>
          <table:table-cell table:style-name="Question1.A2" office:value-type="string">
            <text:p text:style-name="P7"><text:span text:style-name="T2">0</text:span></text:p>
          </table:table-cell>
          <table:table-cell table:style-name="Question1.A2" office:value-type="string">
            <text:p text:style-name="P5">Wait ACK0 </text:p>
          </table:table-cell>
          <table:table-cell table:style-name="Question1.A2" office:value-type="string">
            <text:p text:style-name="P5">Wait<text:span text:style-name="T2">0</text:span> from below </text:p>
          </table:table-cell>
          <table:table-cell table:style-name="Question1.A2" office:value-type="string">
            <text:p text:style-name="P7"><text:span text:style-name="T2">data</text:span></text:p>
          </table:table-cell>
          <table:table-cell table:style-name="Question1.E2" office:value-type="string">
            <text:p text:style-name="P7"><text:span text:style-name="T2">0</text:span></text:p>
          </table:table-cell>
        </table:table-row>
        <table:table-row>
          <table:table-cell table:style-name="Question1.A2" office:value-type="string">
            <text:p text:style-name="P7"><text:span text:style-name="T2">1</text:span></text:p>
          </table:table-cell>
          <table:table-cell table:style-name="Question1.A2" office:value-type="string">
            <text:p text:style-name="P5">Wait ACK0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ACK</text:span></text:p>
          </table:table-cell>
          <table:table-cell table:style-name="Question1.E2" office:value-type="string">
            <text:p text:style-name="P7"><text:span text:style-name="T2">0</text:span></text:p>
          </table:table-cell>
        </table:table-row>
        <table:table-row>
          <table:table-cell table:style-name="Question1.A2" office:value-type="string">
            <text:p text:style-name="P7"><text:span text:style-name="T2">2</text:span></text:p>
          </table:table-cell>
          <table:table-cell table:style-name="Question1.A2" office:value-type="string">
            <text:p text:style-name="P5">Wait ACK1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data</text:span></text:p>
          </table:table-cell>
          <table:table-cell table:style-name="Question1.E2" office:value-type="string">
            <text:p text:style-name="P7"><text:span text:style-name="T2">1</text:span></text:p>
          </table:table-cell>
        </table:table-row>
        <table:table-row>
          <table:table-cell table:style-name="Question1.A2" office:value-type="string">
            <text:p text:style-name="P7"><text:span text:style-name="T2">3</text:span></text:p>
          </table:table-cell>
          <table:table-cell table:style-name="Question1.A2" office:value-type="string">
            <text:p text:style-name="P5">Wait ACK1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ACK</text:span></text:p>
          </table:table-cell>
          <table:table-cell table:style-name="Question1.E2" office:value-type="string">
            <text:p text:style-name="P7"><text:span text:style-name="T2">0</text:span></text:p>
          </table:table-cell>
        </table:table-row>
        <table:table-row>
          <table:table-cell table:style-name="Question1.A2" office:value-type="string">
            <text:p text:style-name="P7"><text:span text:style-name="T2">4</text:span></text:p>
          </table:table-cell>
          <table:table-cell table:style-name="Question1.A2" office:value-type="string">
            <text:p text:style-name="P5">Wait ACK1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data</text:span></text:p>
          </table:table-cell>
          <table:table-cell table:style-name="Question1.E2" office:value-type="string">
            <text:p text:style-name="P7"><text:span text:style-name="T2">1</text:span></text:p>
          </table:table-cell>
        </table:table-row>
        <table:table-row>
          <table:table-cell table:style-name="Question1.A2" office:value-type="string">
            <text:p text:style-name="P7"><text:span text:style-name="T2">5</text:span></text:p>
          </table:table-cell>
          <table:table-cell table:style-name="Question1.A2" office:value-type="string">
            <text:p text:style-name="P5">Wait ACK1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ACK</text:span></text:p>
          </table:table-cell>
          <table:table-cell table:style-name="Question1.E2" office:value-type="string">
            <text:p text:style-name="P7"><text:span text:style-name="T2">0</text:span></text:p>
          </table:table-cell>
        </table:table-row>
        <table:table-row>
          <table:table-cell table:style-name="Question1.A2" office:value-type="string">
            <text:p text:style-name="P7"><text:span text:style-name="T2">6</text:span></text:p>
          </table:table-cell>
          <table:table-cell table:style-name="Question1.A2" office:value-type="string">
            <text:p text:style-name="P5">Wait ACK1 </text:p>
          </table:table-cell>
          <table:table-cell table:style-name="Question1.A2" office:value-type="string">
            <text:p text:style-name="P5">Wait1 from below </text:p>
          </table:table-cell>
          <table:table-cell table:style-name="Question1.A2" office:value-type="string">
            <text:p text:style-name="P7"><text:span text:style-name="T2">data</text:span></text:p>
          </table:table-cell>
          <table:table-cell table:style-name="Question1.E2" office:value-type="string">
            <text:p text:style-name="P7"><text:span text:style-name="T2">1</text:span></text:p>
          </table:table-cell>
        </table:table-row>
      </table:table>
      <text:p text:style-name="P1"/>
      <text:p text:style-name="P1"><text:tab/><text:span text:style-name="T3">It wa</text:span>s passed up <text:span text:style-name="T3">one time</text:span> <text:span text:style-name="T3">@ T=</text:span> 1.</text:p>
      <text:p text:style-name="P1"/>
      <text:p text:style-name="P1"><text:span text:style-name="T3">2)</text:span></text:p>
      <text:p text:style-name="P1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<text:span text:style-name="T2">T</text:span></text:p>
          </table:table-cell>
          <table:table-cell table:style-name="Table1.A1" office:value-type="string">
            <text:p text:style-name="P8"><text:span text:style-name="T2">Sender state</text:span></text:p>
          </table:table-cell>
          <table:table-cell table:style-name="Table1.A1" office:value-type="string">
            <text:p text:style-name="P8"><text:span text:style-name="T2">Receiver state</text:span></text:p>
          </table:table-cell>
          <table:table-cell table:style-name="Table1.A1" office:value-type="string">
            <text:p text:style-name="P8"><text:span text:style-name="T2">Packet type sent</text:span></text:p>
          </table:table-cell>
          <table:table-cell table:style-name="Table1.E1" office:value-type="string">
            <text:p text:style-name="P8"><text:span text:style-name="T2">Seq # or ACK # sent</text:span></text:p>
          </table:table-cell>
        </table:table-row>
        <table:table-row>
          <table:table-cell table:style-name="Table1.A2" office:value-type="string">
            <text:p text:style-name="P8"><text:span text:style-name="T2">0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data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1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ACK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2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data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3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ACK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4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data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5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ACK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  <table:table-row>
          <table:table-cell table:style-name="Table1.A2" office:value-type="string">
            <text:p text:style-name="P8"><text:span text:style-name="T2">6</text:span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6"><text:s/></text:p>
          </table:table-cell>
          <table:table-cell table:style-name="Table1.A2" office:value-type="string">
            <text:p text:style-name="P8"><text:span text:style-name="T2">data</text:span></text:p>
          </table:table-cell>
          <table:table-cell table:style-name="Table1.E2" office:value-type="string">
            <text:p text:style-name="P8"><text:span text:style-name="T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11-08T12:38:01</meta:creation-date>
    <dc:date>2012-11-08T13:28:16</dc:date>
    <dc:creator>Braden </dc:creator>
    <meta:editing-duration>PT4M44S</meta:editing-duration>
    <meta:editing-cycles>1</meta:editing-cycles>
    <meta:document-statistic meta:table-count="2" meta:image-count="0" meta:object-count="0" meta:page-count="1" meta:paragraph-count="76" meta:word-count="109" meta:character-count="436" meta:non-whitespace-character-count="360"/>
    <meta:generator>LibreOffice/3.6$Linux_X86_64 LibreOffice_project/360m1$Build-2</meta:generator>
  </office:meta>
</office:document-meta>
</file>